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ru" fo:country="RU"/>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5%"/>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5%"/>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P470" style:parent-style-name="Paragraph" style:family="paragraph">
      <style:paragraph-properties fo:margin-left="0.5625in">
        <style:tab-stops/>
      </style:paragraph-propertie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P476" style:parent-style-name="Paragraph" style:family="paragraph">
      <style:paragraph-properties fo:margin-left="0.5625in">
        <style:tab-stops/>
      </style:paragraph-propertie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5625in">
        <style:tab-stops/>
      </style:paragraph-propertie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5625in">
        <style:tab-stops/>
      </style:paragraph-propertie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P487" style:parent-style-name="Paragraph" style:family="paragraph">
      <style:paragraph-properties fo:text-indent="0.3125in"/>
      <style:text-properties fo:font-weight="bold" style:font-weight-asian="bold"/>
    </style:style>
    <style:style style:name="P488" style:parent-style-name="Paragraph" style:family="paragraph">
      <style:paragraph-properties fo:margin-left="0.3125in">
        <style:tab-stops/>
      </style:paragraph-properties>
    </style:style>
    <style:style style:name="T489" style:parent-style-name="DefaultParagraphFont" style:family="text">
      <style:text-properties fo:language="en" fo:country="US"/>
    </style:style>
    <style:style style:name="T490" style:parent-style-name="DefaultParagraphFont" style:family="text">
      <style:text-properties fo:language="en" fo:country="US"/>
    </style:style>
    <style:style style:name="P491" style:parent-style-name="Paragraph" style:family="paragraph"/>
    <style:style style:name="T492" style:parent-style-name="DefaultParagraphFont" style:family="text">
      <style:text-properties fo:language="en" fo:country="US"/>
    </style:style>
    <style:style style:name="P493" style:parent-style-name="Paragraph" style:family="paragraph"/>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P497" style:parent-style-name="Paragraph" style:family="paragraph"/>
    <style:style style:name="T498" style:parent-style-name="DefaultParagraphFont" style:family="text">
      <style:text-properties fo:language="en" fo:country="US"/>
    </style:style>
    <style:style style:name="P499" style:parent-style-name="Paragraph" style:family="paragraph"/>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style style:name="T519" style:parent-style-name="DefaultParagraphFont" style:family="text">
      <style:text-properties fo:language="en" fo:country="US"/>
    </style:style>
    <style:style style:name="P520" style:parent-style-name="Paragraph" style:family="paragraph"/>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font-weight="bold" style:font-weight-asian="bold" fo:language="en" fo:country="U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P537" style:parent-style-name="Paragraph" style:family="paragraph">
      <style:paragraph-properties fo:margin-left="0.75in">
        <style:tab-stops/>
      </style:paragraph-properties>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 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text:s/>\x12\x34\x56\x78\x9a\xbc\xde\xf1\x23\x45\x67\x89\xab\xcd\xef\x12\x34\x56\x78\x9a<text:span text:style-name="T429">, правилно форматира</text:span>ната форма е:<text:s/>%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 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stopped.</text:span></text:p>
      <text:p text:style-name="P468">Ако клиента завърши изтеглянето, трябва да изпрати заявка с<text:s/><text:span text:style-name="T469">event=completed,<text:s/></text:span>но не и ако трансфера е бил завършил преди стартирането на клиента.</text:p>
      <text:list text:style-name="LFO5" text:continue-numbering="true">
        <text:list-item>
          <text:p text:style-name="P470"><text:span text:style-name="T471">ip: (</text:span>опционално<text:span text:style-name="T472">)<text:s/></text:span>Истинския<text:s/><text:span text:style-name="T473">IP<text:s/></text:span>адрес на<text:s/>клиентската машина, в формат<text:s/><text:span text:style-name="T474">xxx.xxx.xxx.xxx</text:span>, или дефиниран по<text:s/><text:span text:style-name="T475">RFC3513 Ipv6<text:s/></text:span>адрес.</text:p>
        </text:list-item>
        <text:list-item>
          <text:p text:style-name="P476"><text:span text:style-name="T477">numwant: (</text:span>опционално<text:span text:style-name="T478">)<text:s/></text:span>Броят на пиърите, които клиентът би желал да получи от тракера.</text:p>
        </text:list-item>
        <text:list-item>
          <text:p text:style-name="P479"><text:span text:style-name="T480">key: (</text:span>опционално<text:span text:style-name="T481">)<text:s/></text:span>Допълнителен механизъм за идентификация на клиента. Идеята е да се позволи на клиента да удостовери самоличността си, ако<text:s/><text:span text:style-name="T482">IP<text:s/></text:span>адреса му се промени.</text:p>
        </text:list-item>
        <text:list-item>
          <text:p text:style-name="P483"><text:span text:style-name="T484">trackerid: (</text:span>опционално<text:span text:style-name="T485">)<text:s/></text:span>Ако предишен отговор на тракера е включвал<text:s/><text:span text:style-name="T486">tracker id,<text:s/></text:span>той трябва да бъде зададен тук.</text:p>
        </text:list-item>
      </text:list>
      <text:p text:style-name="P487">Отговорът на тракера</text:p>
      <text:p text:style-name="P488">Тракерът отговоря с<text:s/><text:span text:style-name="T489">“text/plain”<text:s/></text:span>документ, съдържащ<text:s/><text:span text:style-name="T490">bencoded<text:s/></text:span>речник със следните ключове.</text:p>
      <text:list text:style-name="LFO5" text:continue-numbering="true">
        <text:list-item>
          <text:p text:style-name="P491"><text:span text:style-name="T492">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3"><text:span text:style-name="T494">warning message: (</text:span>опционално<text:span text:style-name="T495">)<text:s/></text:span>Подобно на<text:s/><text:span text:style-name="T496">failure reason,<text:s/></text:span>но отговорът си се обработва нормално.</text:p>
        </text:list-item>
        <text:list-item>
          <text:p text:style-name="P497"><text:span text:style-name="T498">interval:<text:s/></text:span>интервалът в секунди, който <text:s/>клиентът трябва да изчака, преди да направи нова регулярна заявка до тракера.</text:p>
        </text:list-item>
        <text:list-item>
          <text:p text:style-name="P499"><text:span text:style-name="T500">min interval: (</text:span>опционално<text:span text:style-name="T501">)</text:span><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pan><text:span text:style-name="T534"><text:s/></text:span>може да бъде и низ, състоящ се от<text:s/>6-байтови стойности за пиърите. Първите 4 байта са<text:s/><text:span text:style-name="T535">IP<text:s/></text:span>адреса, а последните 2 байта – номера на порта. И двете стойности са в мрежово<text:s/><text:span text:style-name="T536">(big-endian)<text:s/></text:span>подреждане.</text:p>
        </text:list-item>
      </text:list>
      <text:p text:style-name="P5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2-16T15:43:00Z</dc:date>
    <meta:template xlink:href="Normal.dotm" xlink:type="simple"/>
    <meta:editing-cycles>13</meta:editing-cycles>
    <meta:editing-duration>PT6300S</meta:editing-duration>
    <meta:document-statistic meta:page-count="12" meta:paragraph-count="30" meta:word-count="2267" meta:character-count="15159" meta:row-count="107" meta:non-whitespace-character-count="12922"/>
  </office:meta>
</office:document-meta>
</file>